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officeooo:rsid="0011668f" officeooo:paragraph-rsid="0011668f" style:font-weight-asian="bold" style:font-weight-complex="bold"/>
    </style:style>
    <style:style style:name="T1" style:family="text">
      <style:text-properties officeooo:rsid="0011668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Standard"/>
      <text:p text:style-name="Standard">D'una part, el senyor BRUNO AIMÉ VACA MENDOZA, amb DNI 12345678X, amb domicili a Carretera nova n'59, Alaior, com a part venedora</text:p>
      <text:p text:style-name="Standard"/>
      <text:p text:style-name="Standard">i d'altra part, la senyora MAGDALENA PONS SALES, amb DNI 12345678Z, amb domicili al Carrer d'es Ramal n'73, Alaior, com a part compradora</text:p>
      <text:p text:style-name="Standard"/>
      <text:p text:style-name="Standard">Les dues parts actuen en nom propi i es reconeixen recíprocament la capacitat legal necessària per contractar.</text:p>
      <text:p text:style-name="Standard"/>
      <text:p text:style-name="P1">MANIFESTEN</text:p>
      <text:p text:style-name="Standard"/>
      <text:p text:style-name="Standard">1. Que el senyor Bruno Aimé Vaca Mendoza és propietari de l'habitatge situat al numero 22 de Estedes, 33 de Maó</text:p>
      <text:p text:style-name="Standard"/>
      <text:p text:style-name="Standard">2. Que el dit habitatge està lliure de càrregues i d'arrendaments.</text:p>
      <text:p text:style-name="Standard"/>
      <text:p text:style-name="Standard">3. Que el senyor Bruno Ai<text:span text:style-name="T1">m</text:span>é vol vendre l'habitatge esmentat i <text:span text:style-name="T1">la senyora Magdalena </text:span>vol comprar-lo, per la qual cosa formalitzen aquest contracte de compravenda, que es regeix pels pactes segients.</text:p>
      <text:p text:style-name="Standard"/>
      <text:p text:style-name="P1">PACTEN:</text:p>
      <text:p text:style-name="Standard"/>
      <text:list text:style-name="L1">
        <text:list-item>
          <text:p text:style-name="P2"><text:span text:style-name="T2">Preus i pagaments</text:span>: El preu de la viyenda en el moment de la compra es de 120.000€, que s'abonaran de la segilent manera:</text:p>
          <text:p text:style-name="P2"><text:span text:style-name="T3">a)</text:span> 20.000€ s'abonaran al moment de la firma del contracte</text:p>
          <text:p text:style-name="P2"><text:span text:style-name="T3">b)</text:span> 100.000€ es pagarén en un termini de 6 Mesos, en çés de no complir-se aquesta condició, el comprador disposa de 1 més per abonar la quantitat restant, de cas contrari el venedor té la potestat de treure el comprador de l'immoble.</text:p>
          <text:p text:style-name="P2"/>
        </text:list-item>
        <text:list-item>
          <text:p text:style-name="P2"><text:span text:style-name="T2">Entrega</text:span>: El venedor es compromet a transmetre la possessió de l'habitatge, lliure de càrregues, arrendataris i ocupants, en la data de la signatura de l'escriptura pública.</text:p>
        </text:list-item>
        <text:list-item>
          <text:p text:style-name="P2"><text:span text:style-name="T2">Despeses</text:span>: Les despeses derivades de la signatura d'aquest contracte, de l'atorgament de l'escriptura pública i de la inscripció en el Registre de la Propietat, i l'impost sobre transmissions patrimonials seran a càrrec del comprador.</text:p>
        </text:list-item>
      </text:list>
      <text:p text:style-name="Standard"/>
      <text:p text:style-name="Standard">1, com a prova de conformitat, les dues parts signen aquest contracte en dos exemplars, en el lloc i en la data esmentats més avall.</text:p>
      <text:p text:style-name="Standard"/>
      <text:p text:style-name="P1">Maó, 20 de Novembre de 2024</text:p>
      <text:p text:style-name="Standard"/>
      <text:p text:style-name="P3"><text:s text:c="8"/>Part venedora<text:tab/><text:tab/><text:tab/><text:tab/><text:tab/><text:tab/><text:tab/><text:tab/> <text:s text:c="7"/>Part compradora</text:p>
      <text:p text:style-name="P3"/>
      <text:p text:style-name="P3"/>
      <text:p text:style-name="P3"/>
      <text:p text:style-name="P3"/>
      <text:p text:style-name="P3"/>
      <text:p text:style-name="P3"><text:tab/>(signatura)<text:tab/><text:tab/><text:tab/><text:tab/><text:tab/><text:tab/><text:tab/><text:tab/><text:tab/>(signatura)</text:p>
      <text:p text:style-name="P3">Bruno Aimé Vaca Mendoza<text:tab/><text:tab/><text:tab/><text:tab/><text:tab/><text:tab/><text:tab/> <text:s text:c="4"/>Magdalena Pons sa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8:38:33.012395494</meta:creation-date>
    <dc:date>2024-11-21T18:43:04.419985589</dc:date>
    <meta:editing-duration>PT4M32S</meta:editing-duration>
    <meta:editing-cycles>1</meta:editing-cycles>
    <meta:document-statistic meta:table-count="0" meta:image-count="0" meta:object-count="0" meta:page-count="1" meta:paragraph-count="19" meta:word-count="312" meta:character-count="1908" meta:non-whitespace-character-count="1575"/>
    <meta:generator>LibreOffice/24.8.3.2$Linux_X86_64 LibreOffice_project/480$Build-2</meta:generator>
  </office:meta>
</office:document-meta>
</file>